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Devanagari2" svg:font-family="'Noto Sans Devanagari'" style:font-pitch="variable"/>
    <style:font-face style:name="Noto Sans1" svg:font-family="'Noto Sans'" style:font-family-generic="system"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2.766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loext:graphic-properties draw:fill-color="#ffffff"/>
    </style:style>
    <style:style style:name="P4" style:family="paragraph">
      <loext:graphic-properties draw:fill="none" draw:fill-color="#ffffff"/>
    </style:style>
    <style:style style:name="P5" style:family="paragraph">
      <style:paragraph-properties fo:text-align="center"/>
    </style:style>
    <style:style style:name="P6" style:family="paragraph">
      <loext:graphic-properties draw:fill-color="#ffffff"/>
      <style:text-properties fo:font-size="20pt"/>
    </style:style>
    <style:style style:name="P7" style:family="paragraph">
      <style:paragraph-properties fo:margin-top="0.5cm" fo:margin-bottom="0cm"/>
    </style:style>
    <style:style style:name="T1" style:family="text">
      <style:text-properties fo:font-variant="normal" fo:text-transform="none" style:use-window-font-color="true" loext:opacity="0%" style:text-outline="false" style:text-line-through-style="solid" style:text-line-through-type="singl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style:font-size-asian="20pt" style:font-size-complex="20pt"/>
    </style:style>
    <style:style style:name="T5" style:family="text">
      <style:text-properties fo:font-size="14pt" style:font-size-asian="14pt" style:font-size-complex="14pt"/>
    </style:style>
    <style:style style:name="T6" style:family="text">
      <style:text-properties fo:font-size="32pt" style:font-size-asian="32pt" style:font-size-complex="32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presentation:placeholder="true" presentation:user-transformed="true">
          <draw:text-box/>
        </draw:frame>
        <draw:frame presentation:style-name="pr2" draw:text-style-name="P3" draw:layer="layout" svg:width="25.199cm" svg:height="9.134cm" svg:x="1.4cm" svg:y="3.685cm" presentation:class="subtitle">
          <draw:text-box>
            <text:p text:style-name="P1">pq-dnssec side meeting at IETF 123</text:p>
            <text:p text:style-name="P1"/>
            <text:p text:style-name="P1"><text:span text:style-name="T1">July 25</text:span><text:span text:style-name="T2"> </text:span><text:span text:style-name="T3">July 24</text:span><text:span text:style-name="T4">, 2025, 8:30 (local time)</text:span></text:p>
            <text:p text:style-name="P1"><text:span text:style-name="T4"/></text:p>
            <text:p text:style-name="P2"><text:span text:style-name="T4"/></text:p>
            <text:p text:style-name="P2"><text:span text:style-name="T4">Wiki page: </text:span><text:span text:style-name="T4"><text:a xlink:href="https://wiki.ietf.org/group/pq-dnssec" xlink:type="simple">https://wiki.ietf.org/group/pq-dnssec</text:a></text:span></text:p>
            <text:p text:style-name="P2"><text:span text:style-name="T4">Mailing list: </text:span><text:span text:style-name="T4"><text:a xlink:href="mailto:pq-dnssec@ietf.org" xlink:type="simple">pq-dnssec@ietf.org</text:a></text:span></text:p>
            <text:p text:style-name="P2"><text:span text:style-name="T4">Archive: </text:span><text:span text:style-name="T4"><text:a xlink:href="https://mailarchive.ietf.org/arch/browse/pq-dnssec/" xlink:type="simple">https://mailarchive.ietf.org/arch/browse/pq-dnssec/</text:a></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Note Well</text:p>
          </draw:text-box>
        </draw:frame>
        <draw:frame draw:style-name="gr2" draw:text-style-name="P4" draw:layer="layout" svg:width="25.4cm" svg:height="13.016cm" svg:x="1.27cm" svg:y="2.775cm">
          <draw:text-box>
            <text:p><text:span text:style-name="T5">This is a reminder of IETF policies in effect on various topics such as patents or code of conduct. It is only meant to point you in the right direction. Exceptions may apply. The IETF's patent policy and the definition of an IETF "contribution" and "participation" are set forth in BCP 79; please read it carefully.</text:span><text:span text:style-name="T5"><text:line-break/></text:span><text:span text:style-name="T5"/></text:p>
            <text:p><text:span text:style-name="T5">As a reminder:</text:span></text:p>
            <text:list text:style-name="L1">
              <text:list-item>
                <text:p><text:span text:style-name="T5">By participating in the IETF, you agree to follow IETF processes and policies.</text:span></text:p>
              </text:list-item>
              <text:list-item>
                <text:p><text:span text:style-name="T5">If you are aware that any IETF contribution is covered by patents or patent applications that are owned or controlled by you or your sponsor, you must disclose that fact, or not participate in the discussion.</text:span></text:p>
              </text:list-item>
              <text:list-item>
                <text:p><text:span text:style-name="T5">As a participant in or attendee to any IETF activity you acknowledge that written, audio, video, and photographic records of meetings may be made public.</text:span></text:p>
              </text:list-item>
              <text:list-item>
                <text:p><text:span text:style-name="T5">Personal information that you provide to IETF will be handled in accordance with the IETF Privacy Statement.</text:span></text:p>
              </text:list-item>
              <text:list-item>
                <text:p><text:span text:style-name="T5">As a participant or attendee, you agree to work respectfully with other participants; please contact the ombudsteam if you have questions or concerns about this.</text:span></text:p>
              </text:list-item>
            </text:list>
            <text:p><text:span text:style-name="T5"><text:line-break/></text:span><text:span text:style-name="T5">Definitive information is in the documents listed below and other IETF BCPs. For advice, please talk to WG chairs or Ads:</text:span></text:p>
            <text:list text:continue-numbering="true" text:style-name="L1">
              <text:list-item>
                <text:p><text:span text:style-name="T5">BCP 9 (Internet Standards Process)</text:span></text:p>
              </text:list-item>
              <text:list-item>
                <text:p><text:span text:style-name="T5">BCP 25 (Working Group processes)</text:span></text:p>
              </text:list-item>
              <text:list-item>
                <text:p><text:span text:style-name="T5">BCP 25 (Anti-Harassment Procedures)</text:span></text:p>
              </text:list-item>
              <text:list-item>
                <text:p><text:span text:style-name="T5">BCP 54 (Code of Conduct)</text:span></text:p>
              </text:list-item>
              <text:list-item>
                <text:p><text:span text:style-name="T5">BCP 78 (Copyright)</text:span></text:p>
              </text:list-item>
              <text:list-item>
                <text:p><text:span text:style-name="T5">BCP 79 (Patents, Participation)</text:span></text:p>
              </text:list-item>
              <text:list-item>
                <text:p><text:span text:style-name="T5"><text:a xlink:href="https://www.ietf.org/privacy-policy/" xlink:type="simple">https://www.ietf.org/privacy-policy/</text:a></text:span><text:span text:style-name="T5"><text:s/>(Privacy Policy)</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6cm" presentation:class="title" presentation:user-transformed="true">
          <draw:text-box>
            <text:p><text:span text:style-name="T6">IETF Code of Conduct Guidelines RFC7154</text:span></text:p>
          </draw:text-box>
        </draw:frame>
        <draw:frame presentation:style-name="pr4" draw:layer="layout" svg:width="25.199cm" svg:height="9.134cm" svg:x="1.4cm" svg:y="3.685cm" presentation:class="outline">
          <draw:text-box>
            <text:p>1. Treat colleagues with respect</text:p>
            <text:p>2. Speak slowly and limit the use of slang</text:p>
            <text:p>3. Dispute ideas by using reasoned argument</text:p>
            <text:p>4. Use best engineering judgment</text:p>
            <text:p>5. Find the best solution for the whole Internet</text:p>
            <text:p>6. Contribute to the ongoing work of the group and the IETF<text:line-break/></text:p>
            <text:p text:style-name="P5">We take this very seriously. If you feel the Code has been violated,<text:line-break/>please reach out to the chairs or the IETF ombuds team.</text:p>
            <text:p text:style-name="P5">"We work as Individuals, let's remember to be nice to each other”</text:p>
          </draw:text-box>
        </draw:fram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xt:span text:style-name="T6">Welcome</text:span></text:p>
          </draw:text-box>
        </draw:frame>
        <draw:frame presentation:style-name="pr4" draw:layer="layout" svg:width="25.199cm" svg:height="9.134cm" svg:x="1.4cm" svg:y="3.685cm" presentation:class="outline">
          <draw:text-box>
            <text:list text:style-name="L2">
              <text:list-item>
                <text:p>Chairs:</text:p>
                <text:list>
                  <text:list-item>
                    <text:p>Caspar Schutijser &lt;<text:a xlink:href="mailto:caspar.schutijser@sidn.nl" xlink:type="simple">caspar.schutijser@sidn.nl</text:a>&gt;</text:p>
                  </text:list-item>
                  <text:list-item>
                    <text:p>Peter Thomassen &lt;<text:a xlink:href="mailto:peter@desec.io" xlink:type="simple">peter@desec.io</text:a>&gt;<text:line-break/></text:p>
                  </text:list-item>
                </text:list>
              </text:list-item>
              <text:list-item>
                <text:p>Note taker?</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xt:span text:style-name="T6">Agenda</text:span></text:p>
          </draw:text-box>
        </draw:frame>
        <draw:frame presentation:style-name="pr4" draw:layer="layout" svg:width="25.199cm" svg:height="9.134cm" svg:x="1.4cm" svg:y="3.685cm" presentation:class="outline" presentation:user-transformed="true">
          <draw:text-box>
            <text:list text:style-name="L2">
              <text:list-item>
                <text:p><text:span text:style-name="T7">5’ </text:span><text:span text:style-name="T8">Note Well / Agenda Bashing</text:span></text:p>
              </text:list-item>
              <text:list-item>
                <text:p><text:span text:style-name="T7">15'+q</text:span> Elmer Lastdrager (SIDN Labs): Evaluating PQC (Falcon and Mayo) in DNSSEC Signing for TLD Operators</text:p>
              </text:list-item>
              <text:list-item>
                <text:p><text:span text:style-name="T7">15'+q</text:span> Willem Toorop (NLnet Labs) presenting Jannik Peters' work: Impact of Merkle Tree Ladder (MTL) Mode Signatures on DNSSEC</text:p>
              </text:list-item>
              <text:list-item>
                <text:p text:style-name="P7"><text:span text:style-name="T7">15'+q</text:span> Swapneel Sheth (Verisign): A post-quantum cryptography strategy for DNSSEC</text:p>
              </text:list-item>
              <text:list-item>
                <text:p>AOB</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Devanagari2" svg:font-family="'Noto Sans Devanagari'" style:font-pitch="variable"/>
    <style:font-face style:name="Noto Sans1" svg:font-family="'Noto Sans'" style:font-family-generic="system"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US" style:letter-kerning="true" style:font-name-asian="Segoe UI" style:font-family-asian="'Segoe UI'" style:font-family-generic-asian="roman" style:font-pitch-asian="variable" style:font-size-asian="12pt" style:language-asian="zh" style:country-asian="CN" style:font-name-complex="Noto Sans Devanagari2" style:font-family-complex="'Noto Sans Devanagari'" style:font-pitch-complex="variable" style:font-size-complex="12pt" style:language-complex="hi" style:country-complex="IN"/>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style:font-name-complex="Noto Sans Devanagari1"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1"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15:43:03.513684172</meta:creation-date>
    <dc:date>2025-03-17T04:02:39.798378171</dc:date>
    <meta:editing-duration>PT43M36S</meta:editing-duration>
    <meta:editing-cycles>16</meta:editing-cycles>
    <meta:generator>LibreOffice/24.2.7.2$Linux_X86_64 LibreOffice_project/420$Build-2</meta:generator>
    <meta:print-date>2024-11-06T16:19:04.167308032</meta:print-date>
    <meta:printed-by>PDF files</meta:printed-by>
    <meta:document-statistic meta:object-count="41"/>
  </office:meta>
</office:document-meta>
</file>